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8_11-25-05_000.jpg</text:p>
          </table:table-cell>
          <table:table-cell table:style-name="ce15" office:value-type="string">
            <text:p>:m music / gt / move-files-among-folders</text:p>
          </table:table-cell>
          <table:table-cell table:style-name="ce3"/>
          <table:table-cell table:style-name="ce3"/>
          <table:table-cell table:style-name="ce3" office:value-type="string">
            <text:p>N-35-35-28.55 E-139-34-49.16</text:p>
          </table:table-cell>
          <table:table-cell table:style-name="ce29" table:formula="of:=IF([.E2]=&quot;&quot;;[.C2];CONCATENATE([.C2];&quot; / &quot;;[.E2]))" office:value-type="string" office:string-value=":m music / gt / move-files-among-folders">
            <text:p>:m music / gt / move-files-among-folders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8_11-35-43_000.jpg</text:p>
          </table:table-cell>
          <table:table-cell table:style-name="ce15" office:value-type="string">
            <text:p>:m Other / やること / t=いつでも / @台所 / 味噌スープを用意する</text:p>
          </table:table-cell>
          <table:table-cell table:style-name="ce3"/>
          <table:table-cell table:style-name="ce3"/>
          <table:table-cell table:style-name="ce3" office:value-type="string">
            <text:p>N-35-35-28.49 E-139-34-49.49</text:p>
          </table:table-cell>
          <table:table-cell table:style-name="ce29" table:formula="of:=IF([.E3]=&quot;&quot;;[.C3];CONCATENATE([.C3];&quot; / &quot;;[.E3]))" office:value-type="string" office:string-value=":m Other / やること / t=いつでも / @台所 / 味噌スープを用意する">
            <text:p>:m Other / やること / t=いつでも / @台所 / 味噌スープを用意す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28_11-37-12_000.jpg</text:p>
          </table:table-cell>
          <table:table-cell table:style-name="ce19" office:value-type="string">
            <text:p>:m 食べた物　間食 / 味噌スープ</text:p>
          </table:table-cell>
          <table:table-cell table:style-name="ce22"/>
          <table:table-cell table:style-name="ce3"/>
          <table:table-cell table:style-name="ce3" office:value-type="string">
            <text:p>N-35-35-28.26 E-139-34-49.76</text:p>
          </table:table-cell>
          <table:table-cell table:style-name="ce29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28_12-23-13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3"/>
          <table:table-cell table:style-name="ce3" office:value-type="string">
            <text:p>N-35-35-28.38 E-139-34-49.76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1-28_14-42-53_000.jpg</text:p>
          </table:table-cell>
          <table:table-cell table:style-name="ce19" office:value-type="string">
            <text:p>:m RES 1*1 / free# JVEMV6 44#8.4.3_26 / 44. currency / 8. prog-python / 4. tester / 3. id- / memo / function-map</text:p>
          </table:table-cell>
          <table:table-cell table:style-name="ce21"/>
          <table:table-cell table:style-name="ce3"/>
          <table:table-cell table:style-name="ce3" office:value-type="string">
            <text:p>N-35-35-28.89 E-139-34-49.49</text:p>
          </table:table-cell>
          <table:table-cell table:style-name="ce29" table:formula="of:=IF([.E6]=&quot;&quot;;[.C6];CONCATENATE([.C6];&quot; / &quot;;[.E6]))" office:value-type="string" office:string-value=":m RES 1*1 / free# JVEMV6 44#8.4.3_26 / 44. currency / 8. prog-python / 4. tester / 3. id- / memo / function-map">
            <text:p>:m RES 1*1 / free# JVEMV6 44#8.4.3_26 / 44. currency / 8. prog-python / 4. tester / 3. id- / memo / function-map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19-11-28_18-50-02_000.jpg</text:p>
          </table:table-cell>
          <table:table-cell table:style-name="ce19" office:value-type="string">
            <text:p>:m music / log / gt / || s.1:memo,m-1,orig=g-1127s1,open-arpeggio,tune=KAKI-1,k.B,FOUND+ || s.2:memo,m-1,patt.n,k.D || s.3:ch-22.n,F#▽/L4,F#▽7/7m</text:p>
          </table:table-cell>
          <table:table-cell table:style-name="ce12"/>
          <table:table-cell table:style-name="ce3"/>
          <table:table-cell table:style-name="ce3" office:value-type="string">
            <text:p>N-35-35-28.86 E-139-34-49.32</text:p>
          </table:table-cell>
          <table:table-cell table:style-name="ce29" table:formula="of:=IF([.E7]=&quot;&quot;;[.C7];CONCATENATE([.C7];&quot; / &quot;;[.E7]))" office:value-type="string" office:string-value=":m music / log / gt / || s.1:memo,m-1,orig=g-1127s1,open-arpeggio,tune=KAKI-1,k.B,FOUND+ || s.2:memo,m-1,patt.n,k.D || s.3:ch-22.n,F#▽/L4,F#▽7/7m">
            <text:p>:m music / log / gt / || s.1:memo,m-1,orig=g-1127s1,open-arpeggio,tune=KAKI-1,k.B,FOUND+ || s.2:memo,m-1,patt.n,k.D || s.3:ch-22.n,F#▽/L4,F#▽7/7m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1-28_20-32-18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3"/>
          <table:table-cell table:style-name="ce3" office:value-type="string">
            <text:p>N-35-35-28.38 E-139-34-49.32</text:p>
          </table:table-cell>
          <table:table-cell table:style-name="ce29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1-29_00-06-22_000.jpg</text:p>
          </table:table-cell>
          <table:table-cell table:style-name="ce15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45 E-139-34-49.82</text:p>
          </table:table-cell>
          <table:table-cell table:style-name="ce29" table:formula="of:=IF([.E9]=&quot;&quot;;[.C9];CONCATENATE([.C9];&quot; / &quot;;[.E9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1-29_05-39-29_000.jpg</text:p>
          </table:table-cell>
          <table:table-cell table:style-name="ce14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12 E-139-34-48.78</text:p>
          </table:table-cell>
          <table:table-cell table:style-name="ce29" table:formula="of:=IF([.E10]=&quot;&quot;;[.C10];CONCATENATE([.C10];&quot; / &quot;;[.E10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09-18_14-47-44_000.m4a</text:p>
          </table:table-cell>
          <table:table-cell table:style-name="ce14" office:value-type="string">
            <text:p>-*</text:p>
          </table:table-cell>
          <table:table-cell table:style-name="ce12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-*">
            <text:p>-*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09-18_15-01-24_000.m4a</text:p>
          </table:table-cell>
          <table:table-cell table:style-name="ce15" office:value-type="string">
            <text:p>:VOICE-MEMO / @自室 / lets / botany / セッションで作った文書、メールに添付して、送る</text:p>
          </table:table-cell>
          <table:table-cell table:style-name="ce14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lets / botany / セッションで作った文書、メールに添付して、送る">
            <text:p>:VOICE-MEMO / @自室 / lets / botany / セッションで作った文書、メールに添付して、送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09-18_16-22-54_000.m4a</text:p>
          </table:table-cell>
          <table:table-cell table:style-name="ce6" office:value-type="string">
            <text:p>:VOICE-MEMO / @自宅 / メモ / guitar,gt / 演奏、play / g-0918-2 / ch-.n k.F# (g-0918-1 ==&gt; not exist)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宅 / メモ / guitar,gt / 演奏、play / g-0918-2 / ch-.n k.F# (g-0918-1 ==&gt; not exist)">
            <text:p>:VOICE-MEMO / @自宅 / メモ / guitar,gt / 演奏、play / g-0918-2 / ch-.n k.F# (g-0918-1 ==&gt; not exist)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09-18_16-31-49_000.m4a</text:p>
          </table:table-cell>
          <table:table-cell table:style-name="ce6" office:value-type="string">
            <text:p>:VOICE-MEMO / @自宅 / メモ / guitar,gt / 演奏、play / g-0918-3 / f-45 id=s-1.n</text:p>
          </table:table-cell>
          <table:table-cell table:style-name="ce21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宅 / メモ / guitar,gt / 演奏、play / g-0918-3 / f-45 id=s-1.n">
            <text:p>:VOICE-MEMO / @自宅 / メモ / guitar,gt / 演奏、play / g-0918-3 / f-45 id=s-1.n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09-18_16-42-20_000.m4a</text:p>
          </table:table-cell>
          <table:table-cell table:style-name="ce6" office:value-type="string">
            <text:p>:VOICE-MEMO / @自宅 / メモ / guitar,gt / 演奏、play / g-0918-4 / rs-2 rev,id=s-2.n,file=0911-2</text:p>
          </table:table-cell>
          <table:table-cell table:style-name="ce12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メモ / guitar,gt / 演奏、play / g-0918-4 / rs-2 rev,id=s-2.n,file=0911-2">
            <text:p>:VOICE-MEMO / @自宅 / メモ / guitar,gt / 演奏、play / g-0918-4 / rs-2 rev,id=s-2.n,file=0911-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09-18_17-09-38_000.m4a</text:p>
          </table:table-cell>
          <table:table-cell table:style-name="ce14" office:value-type="string">
            <text:p>:VOICE-MEMO / @自室 / diary / 気づいたこと / やりたいことを、やらないで来ている理由、見捨てられる恐怖</text:p>
          </table:table-cell>
          <table:table-cell table:style-name="ce21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diary / 気づいたこと / やりたいことを、やらないで来ている理由、見捨てられる恐怖">
            <text:p>:VOICE-MEMO / @自室 / diary / 気づいたこと / やりたいことを、やらないで来ている理由、見捨てられる恐怖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09-18_17-44-23_000.m4a</text:p>
          </table:table-cell>
          <table:table-cell table:style-name="ce14" office:value-type="string">
            <text:p>:VOICE-MEMO / @自宅 / diary / 初めて / 肘湯、施した</text:p>
          </table:table-cell>
          <table:table-cell table:style-name="ce12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diary / 初めて / 肘湯、施した">
            <text:p>:VOICE-MEMO / @自宅 / diary / 初めて / 肘湯、施し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09-20_15-15-32_000.m4a</text:p>
          </table:table-cell>
          <table:table-cell table:style-name="ce6" office:value-type="string">
            <text:p>:VOICE-MEMO / @自宅 / メモ / guitar,gt / 演奏、play / g-0920-1 / f-55.n cp=c.p.-3,k.F</text:p>
          </table:table-cell>
          <table:table-cell table:style-name="ce12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メモ / guitar,gt / 演奏、play / g-0920-1 / f-55.n cp=c.p.-3,k.F">
            <text:p>:VOICE-MEMO / @自宅 / メモ / guitar,gt / 演奏、play / g-0920-1 / f-55.n cp=c.p.-3,k.F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09-20_15-40-50_000.m4a</text:p>
          </table:table-cell>
          <table:table-cell table:style-name="ce6" office:value-type="string">
            <text:p>:VOICE-MEMO / @自宅 / メモ / guitar,gt / 演奏、play / g-0920-2 / f-55 v-1.n,k.D#,cap.3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宅 / メモ / guitar,gt / 演奏、play / g-0920-2 / f-55 v-1.n,k.D#,cap.3">
            <text:p>:VOICE-MEMO / @自宅 / メモ / guitar,gt / 演奏、play / g-0920-2 / f-55 v-1.n,k.D#,cap.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09-20_15-46-02_000.m4a</text:p>
          </table:table-cell>
          <table:table-cell table:style-name="ce6" office:value-type="string">
            <text:p>:VOICE-MEMO / @自宅 / メモ / guitar,gt / 演奏、play / g-0920-4 / f-56 v-1,k.F,cp=C#-D#-F(6m-7m-1),cap.2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宅 / メモ / guitar,gt / 演奏、play / g-0920-4 / f-56 v-1,k.F,cp=C#-D#-F(6m-7m-1),cap.2">
            <text:p>:VOICE-MEMO / @自宅 / メモ / guitar,gt / 演奏、play / g-0920-4 / f-56 v-1,k.F,cp=C#-D#-F(6m-7m-1),cap.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09-20_16-00-54_000.m4a</text:p>
          </table:table-cell>
          <table:table-cell table:style-name="ce6" office:value-type="string">
            <text:p>:VOICE-MEMO / @自宅 / メモ / guitar,gt / 演奏、play / g-0920-5 / f-51 v-1</text:p>
          </table:table-cell>
          <table:table-cell table:style-name="ce21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メモ / guitar,gt / 演奏、play / g-0920-5 / f-51 v-1">
            <text:p>:VOICE-MEMO / @自宅 / メモ / guitar,gt / 演奏、play / g-0920-5 / f-51 v-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09-20_16-09-02_000.m4a</text:p>
          </table:table-cell>
          <table:table-cell table:style-name="ce6" office:value-type="string">
            <text:p>:VOICE-MEMO / @自宅 / メモ / guitar,gt / 演奏、play / g-0920-6 / f-51 v-2</text:p>
          </table:table-cell>
          <table:table-cell table:style-name="ce21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メモ / guitar,gt / 演奏、play / g-0920-6 / f-51 v-2">
            <text:p>:VOICE-MEMO / @自宅 / メモ / guitar,gt / 演奏、play / g-0920-6 / f-51 v-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09-22_11-22-16_000.m4a</text:p>
          </table:table-cell>
          <table:table-cell table:style-name="ce14" office:value-type="string">
            <text:p>:VOICE-MEMO / @自室 / idea / kb / k-062601 / 曲のアレンジ</text:p>
          </table:table-cell>
          <table:table-cell table:style-name="ce12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室 / idea / kb / k-062601 / 曲のアレンジ">
            <text:p>:VOICE-MEMO / @自室 / idea / kb / k-062601 / 曲のアレンジ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11-28_15-55-47_000.mov</text:p>
          </table:table-cell>
          <table:table-cell table:style-name="ce14" office:value-type="string">
            <text:p>:VIDEO / @宮前平公園、南側の歩道 / 記録 / 鳥の声+、姿+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IDEO / @宮前平公園、南側の歩道 / 記録 / 鳥の声+、姿+">
            <text:p>:VIDEO / @宮前平公園、南側の歩道 / 記録 / 鳥の声+、姿+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2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12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2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3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6">
            <text:p>2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float" office:value="24">
            <text:p>24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6" table:formula="of:=COUNTIF([.$C$2:.$C24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6" table:formula="of:=SUM(data_all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6" table:formula="of:=COUNTA([.$B$2:.$B24])" office:value-type="float" office:value="23">
            <text:p>23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6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6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6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4];[.B242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6" table:formula="of:=COUNTIF([.$C$2:.$C24];[.B24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2115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15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2019/11/29</text:date>, <text:time>08:45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29T08:45:44.84</dc:date>
    <dc:creator>iwabuchi ken</dc:creator>
    <meta:editing-duration>P13DT19H3M46S</meta:editing-duration>
    <meta:editing-cycles>5595</meta:editing-cycles>
    <meta:document-statistic meta:table-count="1" meta:cell-count="753" meta:object-count="0"/>
  </office:meta>
</office:document-meta>
</file>